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c8d3" officeooo:paragraph-rsid="0018c8d3"/>
    </style:style>
    <style:style style:name="P2" style:family="paragraph" style:parent-style-name="Standard">
      <style:paragraph-properties fo:text-align="justify" style:justify-single-word="false"/>
      <style:text-properties officeooo:rsid="0018c8d3" officeooo:paragraph-rsid="0018c8d3"/>
    </style:style>
    <style:style style:name="P3" style:family="paragraph" style:parent-style-name="Standard">
      <style:text-properties officeooo:rsid="0019d086" officeooo:paragraph-rsid="0019d086"/>
    </style:style>
    <style:style style:name="P4" style:family="paragraph" style:parent-style-name="Standard">
      <style:paragraph-properties fo:text-align="justify" style:justify-single-word="false"/>
      <style:text-properties officeooo:rsid="0019d086" officeooo:paragraph-rsid="0019d086"/>
    </style:style>
    <style:style style:name="P5" style:family="paragraph" style:parent-style-name="Standard">
      <style:text-properties fo:font-weight="bold" officeooo:rsid="0018c8d3" officeooo:paragraph-rsid="0018c8d3" style:font-weight-asian="bold" style:font-weight-complex="bold"/>
    </style:style>
    <style:style style:name="P6" style:family="paragraph" style:parent-style-name="Standard">
      <style:text-properties fo:font-weight="bold" officeooo:rsid="0019d086" officeooo:paragraph-rsid="0019d086" style:font-weight-asian="bold" style:font-weight-complex="bold"/>
    </style:style>
    <style:style style:name="P7" style:family="paragraph" style:parent-style-name="Standard">
      <style:paragraph-properties fo:text-align="justify" style:justify-single-word="false"/>
      <style:text-properties fo:font-weight="bold" officeooo:rsid="001a3a3b" officeooo:paragraph-rsid="001a3a3b" style:font-weight-asian="bold" style:font-weight-complex="bold"/>
    </style:style>
    <style:style style:name="P8" style:family="paragraph" style:parent-style-name="Standard">
      <style:paragraph-properties fo:text-align="justify" style:justify-single-word="false"/>
      <style:text-properties fo:font-weight="bold" officeooo:rsid="001b93a6" officeooo:paragraph-rsid="001a3a3b" style:font-weight-asian="bold" style:font-weight-complex="bold"/>
    </style:style>
    <style:style style:name="P9" style:family="paragraph" style:parent-style-name="Standard">
      <style:paragraph-properties fo:text-align="justify" style:justify-single-word="false"/>
      <style:text-properties fo:font-weight="bold" officeooo:rsid="001c1796" officeooo:paragraph-rsid="001c1796" style:font-weight-asian="bold" style:font-weight-complex="bold"/>
    </style:style>
    <style:style style:name="P10" style:family="paragraph" style:parent-style-name="Standard">
      <style:text-properties fo:font-weight="bold" officeooo:rsid="001c1796" officeooo:paragraph-rsid="001c1796" style:font-weight-asian="bold" style:font-weight-complex="bold"/>
    </style:style>
    <style:style style:name="P11" style:family="paragraph" style:parent-style-name="Standard">
      <style:paragraph-properties fo:text-align="justify" style:justify-single-word="false"/>
      <style:text-properties fo:font-weight="bold" officeooo:rsid="001c6fac" officeooo:paragraph-rsid="001c6fac" style:font-weight-asian="bold" style:font-weight-complex="bold"/>
    </style:style>
    <style:style style:name="P12" style:family="paragraph" style:parent-style-name="Standard">
      <style:paragraph-properties fo:text-align="justify" style:justify-single-word="false"/>
      <style:text-properties fo:font-weight="bold" officeooo:rsid="001e3bc8" officeooo:paragraph-rsid="001e3bc8" style:font-weight-asian="bold" style:font-weight-complex="bold"/>
    </style:style>
    <style:style style:name="P13" style:family="paragraph" style:parent-style-name="Standard">
      <style:paragraph-properties fo:text-align="justify" style:justify-single-word="false"/>
      <style:text-properties fo:font-weight="normal" officeooo:rsid="0019d086" officeooo:paragraph-rsid="0019d086" style:font-weight-asian="normal" style:font-weight-complex="normal"/>
    </style:style>
    <style:style style:name="P14" style:family="paragraph" style:parent-style-name="Standard">
      <style:paragraph-properties fo:text-align="justify" style:justify-single-word="false"/>
      <style:text-properties fo:font-weight="normal" officeooo:rsid="001a3a3b" officeooo:paragraph-rsid="001a3a3b" style:font-weight-asian="normal" style:font-weight-complex="normal"/>
    </style:style>
    <style:style style:name="P15" style:family="paragraph" style:parent-style-name="Standard">
      <style:paragraph-properties fo:text-align="justify" style:justify-single-word="false"/>
      <style:text-properties fo:font-weight="normal" officeooo:rsid="001c1796" officeooo:paragraph-rsid="001c1796" style:font-weight-asian="normal" style:font-weight-complex="normal"/>
    </style:style>
    <style:style style:name="P16" style:family="paragraph" style:parent-style-name="Standard">
      <style:paragraph-properties fo:text-align="justify" style:justify-single-word="false"/>
      <style:text-properties fo:font-weight="normal" officeooo:rsid="001c6fac" officeooo:paragraph-rsid="001c6fac" style:font-weight-asian="normal" style:font-weight-complex="normal"/>
    </style:style>
    <style:style style:name="P17" style:family="paragraph" style:parent-style-name="Standard">
      <style:paragraph-properties fo:text-align="justify" style:justify-single-word="false"/>
      <style:text-properties fo:font-weight="normal" officeooo:rsid="001c6fac" officeooo:paragraph-rsid="001e3bc8" style:font-weight-asian="normal" style:font-weight-complex="normal"/>
    </style:style>
    <style:style style:name="P18" style:family="paragraph" style:parent-style-name="Standard">
      <style:paragraph-properties fo:text-align="justify" style:justify-single-word="false"/>
      <style:text-properties fo:font-weight="normal" officeooo:rsid="001e3bc8" officeooo:paragraph-rsid="001e3bc8" style:font-weight-asian="normal" style:font-weight-complex="normal"/>
    </style:style>
    <style:style style:name="P19" style:family="paragraph" style:parent-style-name="Standard">
      <style:paragraph-properties fo:text-align="justify" style:justify-single-word="false"/>
      <style:text-properties fo:font-weight="normal" officeooo:rsid="001a3a3b" officeooo:paragraph-rsid="001a3a3b" style:font-weight-asian="normal" style:font-weight-complex="normal"/>
    </style:style>
    <style:style style:name="P20" style:family="paragraph" style:parent-style-name="Standard" style:list-style-name="L2">
      <style:paragraph-properties fo:text-align="justify" style:justify-single-word="false"/>
      <style:text-properties fo:font-weight="normal" officeooo:rsid="001c1796" officeooo:paragraph-rsid="001c1796" style:font-weight-asian="normal" style:font-weight-complex="normal"/>
    </style:style>
    <style:style style:name="P21" style:family="paragraph" style:parent-style-name="Standard" style:list-style-name="L3">
      <style:paragraph-properties fo:text-align="justify" style:justify-single-word="false"/>
      <style:text-properties fo:font-weight="normal" officeooo:rsid="001c1796" officeooo:paragraph-rsid="001c1796" style:font-weight-asian="normal" style:font-weight-complex="normal"/>
    </style:style>
    <style:style style:name="P22" style:family="paragraph" style:parent-style-name="Standard" style:list-style-name="L4">
      <style:paragraph-properties fo:text-align="justify" style:justify-single-word="false"/>
      <style:text-properties fo:font-weight="normal" officeooo:rsid="001c6fac" officeooo:paragraph-rsid="001c6fac" style:font-weight-asian="normal" style:font-weight-complex="normal"/>
    </style:style>
    <style:style style:name="P23" style:family="paragraph" style:parent-style-name="Standard" style:list-style-name="L1">
      <style:paragraph-properties fo:text-align="justify" style:justify-single-word="false"/>
      <style:text-properties fo:font-weight="bold" officeooo:rsid="001b93a6" officeooo:paragraph-rsid="001b93a6" style:font-weight-asian="bold" style:font-weight-complex="bold"/>
    </style:style>
    <style:style style:name="P24" style:family="paragraph" style:parent-style-name="Standard" style:list-style-name="L1">
      <style:paragraph-properties fo:text-align="justify" style:justify-single-word="false"/>
      <style:text-properties fo:font-weight="bold" officeooo:rsid="001a3a3b" officeooo:paragraph-rsid="001a3a3b" style:font-weight-asian="bold" style:font-weight-complex="bold"/>
    </style:style>
    <style:style style:name="T1" style:family="text">
      <style:text-properties fo:font-style="normal" style:text-underline-style="none"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e3bc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cion</text:p>
      <text:p text:style-name="P1"/>
      <text:p text:style-name="P2">Synergy-GB es una empresa de desarrollo de software fundada en el año 2007. <text:s/>Cuenta con aproximadamente 50 empleados y con varios clientes de diversos sectores, sin embargo, su principal clientela proviene del sector bancario del país.</text:p>
      <text:p text:style-name="P2"/>
      <text:p text:style-name="P4">Las aplicaciones móviles provenientes de Synergy-GB históricamente han sido desarrolladas en los lenguajes de los sistemas operativos más populares (iOS y Android). <text:s/>El Desarrollo nativo para estos sistemas operativos tiene ciertos beneficios donde el principal es el desempeño del producto final, sin embargo, tiene ciertas desventajas, el tiempo de desarrollo es relativamente largo y al tratarse de un lenguaje de programación con todas sus características, el código resultante en ciertos casos puede resultar dificil de mantener. En adición a estos inconvenientes, <text:s/>actualmente las empresas venezolanas de tecnología se están viendo afectadas por la alta rotación de sus ingenieros.</text:p>
      <text:p text:style-name="P4"/>
      <text:p text:style-name="P4">Synergy-GB en un esfuerzo para tratar de reducir el impacto negativo de esta situación, internamente está impulsando y promoviendo el desarrollo híbrido de aplicaciones móviles haciendo uso de tecnologías web con el fin de disminuir los costos, el tiempo de desarrollo y mejorar la mantenibilidad de sus productos. <text:s/>Su principal solución es el desarrollo de un framework de tecnología web que permita seguir satisfaciendo las necesidades de sus clientes en el mercado venezolano e internacional manteniendo la calidad en la entrega de sus productos.</text:p>
      <text:p text:style-name="P4"/>
      <text:p text:style-name="P4">El framework en desarrollo lleva el nombre de Kiraso. <text:s/>Esta herramienta busca reducir el esfuerzo necesario para desarrollar aplicaciones móviles basadas en tecnologías web, al mismo tiempo, trata de guiar al programador a trabajar de una forma organizada y ordenada que permita desarrollar productos mantenibles.</text:p>
      <text:p text:style-name="P1"/>
      <text:p text:style-name="P6">Marco Teórico</text:p>
      <text:p text:style-name="P6"/>
      <text:p text:style-name="P13"><text:span text:style-name="T1">Framework</text:span>: En computación, un Framework es una estructura de \textit{software} que provee una base para el desarrollo de aplicaciones. <text:s/>Un framework puede existir en cualquier capa de la arquitectura de una aplicación. El objetivo de estas herramientas es facilitar el trabajo de los desarrolladores a través de ciertas abstracciones. </text:p>
      <text:p text:style-name="P13"/>
      <text:p text:style-name="P13"><text:span text:style-name="T2">Metadatos</text:span>: Los metadatos son información estructurada que describen, explican, ubican o de otra forma facilitan la extracción o el manejo de un recurso de información. <text:s/>Los metadatos son comunmente llamados datos sobre datos o información sobre información</text:p>
      <text:p text:style-name="P13"/>
      <text:p text:style-name="P13"><text:span text:style-name="T2">** Single Page Application</text:span>: Una Single-Page-Application (o aplicación de una sola página), es una aplicación o sitio web que maneja una sola página web, con el objetivo de proveer una experiencia de uso más fluida al usuario (similar a las aplicaciones de escritorio). En una SPA se recupera todo el código necesario para cargar una sola página, o las fuentes necesarias se cargan dinámicamente y se agregan a la página conforme se necesiten</text:p>
      <text:p text:style-name="P13"/>
      <text:p text:style-name="P13"><text:span text:style-name="T2">Patron MVC</text:span>: E uno de los patrones de diseño de software más antiguos y exitosos. <text:s/>Es un patrón de alto nivel que permite organizar grupos de objetos cooperantes entre si en distintos subsistemas: </text:p>
      <text:p text:style-name="P13"/>
      <text:p text:style-name="P13">Modelo<text:span text:style-name="T2">:</text:span> Es un subsistema compuesto por los objetos que poseen características únicas para el almacenamiento de información en una aplicación. <text:s/>Los modelos declaran las reglas que permiten el procesamiento de los datos de la aplicación. </text:p>
      <text:p text:style-name="P13"><text:soft-page-break/>Controlador: El propósito del controlador es desacoplar el modelo de la vista. Las interacciones del usuario con la aplicación pueden resultar en solicitudes al controlador para modificar la información almacenada en los modelos. <text:s/>El controlador tambien se encarga de traducir y modificar los datos para la capa de presentación. </text:p>
      <text:p text:style-name="P13">Vista: Este subsistema se encarga de presentar la información recopilada por los modelos y provee una alternativa para que el usuario pueda interactuar con la información suministrada. </text:p>
      <text:p text:style-name="P13"/>
      <text:p text:style-name="P13"><text:span text:style-name="T2">Inyección de dependencias</text:span>: Es un patrón de diseño orientado a objetos que permite suministrar componentes (dependencias) a un objeto en lugar de construirlos internamente. En otras palabras, los objectos son configurados por una entidad externa.</text:p>
      <text:p text:style-name="P13"/>
      <text:p text:style-name="P7">Marco Tecnológico</text:p>
      <text:p text:style-name="P14"/>
      <text:p text:style-name="P14"><text:span text:style-name="T2">JavaScript:</text:span> Es un lenguaje de programación interpretado orientado a objectos con raíces en C y C++. No funciona como un lenguaje independiente, está diseñado para trabajar en conjunto con HTML para crear páginas interactivas. </text:p>
      <text:p text:style-name="P14"/>
      <text:p text:style-name="P7">TypeScript: <text:span text:style-name="T3">Es un lenguaje desarrollado por Microsoft que agrega tipos, clases y módulos a JavaScript. Es un superconjunto tipado de JavaScript que permite escribir código de una forma más organizada, es compilado a JavaScript legible y estandarizado.</text:span></text:p>
      <text:p text:style-name="P7"/>
      <text:p text:style-name="P7">AngularJS<text:span text:style-name="T3">: es un framework de código abierto basado en JavaScript. Creado bajo la idea de que la programación declarativa es la mejor forma de construir la interfaz de usuario mientras que la programación imperativa es la ideal para implementar la lógica de la aplicación.</text:span></text:p>
      <text:p text:style-name="P7"/>
      <text:p text:style-name="P14">El mayor beneficio es que la herramienta establece una clara separación entre las capas de una aplicación, otorgando modularidad, flexibilidad y testabilidad. El resultado es el desarrollo de componentes expresivos, reusables y mantenibles, dejando atrás codigo innecesario</text:p>
      <text:p text:style-name="P7"/>
      <text:p text:style-name="P7">Ionic<text:span text:style-name="T3">: Fué creado con el propósito de cerrar la brecha entre las aplicaciónes web construidas con AngularJS y las aplicacaciones móviles híbridas. Ionic es un framework basado en tecnologías web (JavaScript, AngularJS, HTML5, CSS3, PhoneGap) que contribuye a diseñar aplicaciones móviles que permitan dar la sensación de ser nativas en cuanto a su desempeño se refiere.</text:span></text:p>
      <text:p text:style-name="P7"/>
      <text:p text:style-name="P7">Cordova<text:span text:style-name="T3">: Apache cordova es un framework abierto de desarrollo móvil. Permite al usuario utilizar tecnologías web como JavaScript, HTML5 y CSS3 para desarrollar aplicaciones híbridas evitando escribir código nativo para cada plataforma. Las aplicaciones se ejecutan en ambientes propios de cada plataforma y dependen de un API estandarizado que permite el acceso a los sensores y funcionalidades de cada dispositivo</text:span></text:p>
      <text:p text:style-name="P7"/>
      <text:p text:style-name="P7">Kiraso<text:span text:style-name="T3">: Es un framework desarrollado por Synergy-GB que se encuentra en la capa mas superior del stack de tecnologías utilizadas debido a que es una herramienta que genera código a partir de metadatos o archivos de configuración. <text:s/></text:span></text:p>
      <text:p text:style-name="P7"/>
      <text:p text:style-name="P7"/>
      <text:p text:style-name="P7">Metodología</text:p>
      <text:p text:style-name="P7"/>
      <text:p text:style-name="P9">OpenUp</text:p>
      <text:p text:style-name="P8"/>
      <text:list xml:id="list4025394802452340757" text:style-name="L1">
        <text:list-item>
          <text:p text:style-name="P23"><text:soft-page-break/>Concepción<text:span text:style-name="T3">: En esta etapa se definen los documentos de requerimientos y el acuerdo con el cliente, acerca de los entregables que se deben realizar en el proceso de ejecución del proyecto.</text:span></text:p>
          <text:p text:style-name="P23"/>
        </text:list-item>
        <text:list-item>
          <text:p text:style-name="P23">Diseño<text:span text:style-name="T3">: En esta etapa se construyen los diseños de funcionalidad y servicios que se requieren para la etapa de construcción del producto. </text:span></text:p>
          <text:p text:style-name="P23"/>
        </text:list-item>
        <text:list-item>
          <text:p text:style-name="P23">Construcción<text:span text:style-name="T3">: En esta etapa del proyecto, se realiza el desarrollo de la aplicación por parte del equipo del proyecto. Para la gestión, se utiliza el marco de trabajo Scrum.</text:span></text:p>
          <text:p text:style-name="P23"/>
        </text:list-item>
        <text:list-item>
          <text:p text:style-name="P23">Transición<text:span text:style-name="T3">: La etapa de transición representa un punto de validación y cierre para el proyecto. Es en este momento cuando se realizan todas las pruebas sobre los distintos componentes de la solución, determinando que su funcionamiento es el correcto y su presentación cumple con los diseños elaborados en tempranas etapas. </text:span></text:p>
          <text:p text:style-name="P24"/>
        </text:list-item>
      </text:list>
      <text:p text:style-name="P9">Desarrollo</text:p>
      <text:p text:style-name="P9"/>
      <text:p text:style-name="P9">Concepcion</text:p>
      <text:p text:style-name="P9"/>
      <text:p text:style-name="P9">Requerimientos no funcionales</text:p>
      <text:p text:style-name="P9"/>
      <text:list xml:id="list1632204213536399620" text:style-name="L2">
        <text:list-item>
          <text:p text:style-name="P20"><text:span text:style-name="T2">Mantenibilidad</text:span>: Los componentes deben ser desarrollados individualmente de forma que se encuentren desacoplados de todos los demás componentes. Esto permite que puedan ser modificados o insertados en cualquier aplicación a través de la parametrización de los mismos. <text:s/>Debe haber una documentación completa que indique como instanciar cada componente, es decir, que explique como cambia la funcionalidad de cada componente dependiendo de los parámetros dados. </text:p>
        </text:list-item>
        <text:list-item>
          <text:p text:style-name="P20"><text:span text:style-name="T2">Escalabilidad</text:span>: Los componentes deben manejar el crecimiento contínuo, permitiendo agregar nuevas funcionalidades en el tiempo sin romper el propósito ni funcionamiento general de dicho componente. </text:p>
        </text:list-item>
        <text:list-item>
          <text:p text:style-name="P20"><text:span text:style-name="T2">Reusabilidad</text:span>: Los componente debe ser configurables para que puedan ser reutilizados en aplicaciones de distintos propósitos.</text:p>
        </text:list-item>
        <text:list-item>
          <text:p text:style-name="P20"><text:span text:style-name="T2">Flexibilidad</text:span>: Cada componente debe permitir modificaciones en cualquier momento, es decir, en caso de que no se pueda lograr el comportamiento deseado, el componente debe permitir ser modicado. En la mayoría de los casos, se puede instanciar un componente utilizando la lógica ya desarrollada pero utilizando una vista o interfaz de usuario completamente distinta. <text:s/></text:p>
        </text:list-item>
      </text:list>
      <text:p text:style-name="P3"/>
      <text:p text:style-name="P10">Diseño</text:p>
      <text:p text:style-name="P6"/>
      <text:p text:style-name="P10">Arquitectura de Kiraso</text:p>
      <text:p text:style-name="P10"/>
      <text:p text:style-name="P15">Desde el punto de vista arquitectónico, Kiraso se encuentra en la capa más superior del stack de tecnologías utilizado. <text:s/>El framework procesa ciertos archivos de configuración con el objetivo de producir código propio de los otros \rameworks ubicados en las capas inferiores del stack. Estos archivos de configuración son propiamente metadatos debido a que contienen información que es utilizada por el framework para producir nueva información. </text:p>
      <text:p text:style-name="P15"/>
      <text:p text:style-name="P15">Los archivos de configuración permiten definir las siguientes características de una aplicación:</text:p>
      <text:list xml:id="list3490833418384674310" text:style-name="L3">
        <text:list-item>
          <text:p text:style-name="P21">Estructura de la aplicación y configuración de los componentes. <text:s/></text:p>
        </text:list-item>
        <text:list-item>
          <text:p text:style-name="P21"><text:soft-page-break/>Enrutamiento de la aplicación.</text:p>
        </text:list-item>
        <text:list-item>
          <text:p text:style-name="P21">Configuración general de la aplicación.</text:p>
        </text:list-item>
        <text:list-item>
          <text:p text:style-name="P21">Idiomas de la aplicación.</text:p>
        </text:list-item>
      </text:list>
      <text:p text:style-name="P15"/>
      <text:p text:style-name="P15"><text:span text:style-name="T2">Generación de aplicaciones</text:span>: ** Explicar detalladamente la figura ** </text:p>
      <text:p text:style-name="P15"/>
      <text:p text:style-name="P15">El framework ya dispone de un manejador de eventos y un generador de aplicaciones. <text:s text:c="2"/>El desarrollador debe definir e incluir los recursos, metadatos, fuentes de datos y componentes que representen las distintas pantallas de la aplicación.</text:p>
      <text:p text:style-name="P15"/>
      <text:p text:style-name="P11">Definición de los componentes: </text:p>
      <text:p text:style-name="P11"/>
      <text:p text:style-name="P16">Los componentes básicamente son las distintas partes que forman una aplicación. Estos tienen distintos propósitos, algunos componentes se pueden visualizar explícitamente en la aplicación ya que cuentan con un controlador y una interfaz. <text:s/>Hay otro tipo de componentes que no se pueden visualizar, estos tienen la funcion de definir el origen de los datos de otros componentes o de conectar un par de componentes. Las conexiones o transiciones entre los distintos componentes o estados se lográ a través del disparo de eventos. Básicamente un componente define el nombre de un evento cuya lógica es definida en los archivos de configuración (metadatos) de la aplicación. <text:s/>Esto permite desacoplar el enrutamiento de la aplicación.</text:p>
      <text:p text:style-name="P16"/>
      <text:p text:style-name="P16">Los componentes siguen el mismo patrón de diseño que AngularJS debido a que tienen la misma estructura. <text:s/>La vista se desarrolla en HTML5 y CSS3, mientras que la lógica en JavaScript.</text:p>
      <text:p text:style-name="P16"/>
      <text:p text:style-name="P16">Siguiendo el patrón de inyeccion de dependencias de Angular, los componentes hacen uso de ciertos servicios definidos en el framework Kiraso, estas dependencias permiten la parametrización de dichos componentes para que puedan ser reutilizados en múltiples aplicaciones de distintos propósitos.</text:p>
      <text:p text:style-name="P16"/>
      <text:p text:style-name="P16">Por la forma en que trabaja Kiraso, los componentes se pueden clasificar de la siguiente forma:</text:p>
      <text:p text:style-name="P16"/>
      <text:list xml:id="list6436533050812579437" text:style-name="L4">
        <text:list-item>
          <text:p text:style-name="P22"><text:span text:style-name="T2">Lógico / Interfaz de usuario</text:span>: Estos componentes proveen la lógica y la interfaz de usuario de alguna pantalla. <text:s/>Están compuestos por un controlador y una vista. </text:p>
        </text:list-item>
        <text:list-item>
          <text:p text:style-name="P22"><text:span text:style-name="T2">Fuente de datos</text:span>: Tienen la función de definir el origen de los datos de los componentes. En general, los datos pueden provenir de algún servicio, de otro componente o pueden ser definidos directamente en los metadatos. </text:p>
        </text:list-item>
        <text:list-item>
          <text:p text:style-name="P22"><text:span text:style-name="T2">Conectores de datos</text:span>: Se encargan de transformar los datos entre componentes. <text:s/>En ciertos casos, el formato de la información suministrada por un componente difiere del formato de la información esperada por otro componente. Este tipo de componentes permiten modificar los datos para que exista concordancia entre los componentes lógicos. </text:p>
        </text:list-item>
      </text:list>
      <text:p text:style-name="P16"/>
      <text:p text:style-name="P11">Diseño de los componentes: </text:p>
      <text:p text:style-name="P11"/>
      <text:p text:style-name="P16"><text:tab/>Los componentes son diseñados a partir de la idea de que un componente no tiene información de como se transicionó a su estado correspondiente, ni de cual será la próxima transición. Los componentes definen el nombre de eventos que luego son definidos posteriormente por el desarrollador al momento de configurar y producir una aplicación. <text:s/>Los componentes definen ciertos parámetros que modifican su funcionalidad, estos parámetros pueden cambiar tanto la lógica como la vista del componente.</text:p>
      <text:p text:style-name="P16"><text:soft-page-break/></text:p>
      <text:p text:style-name="P16">Los componentes deben ser parametrizados para que puedan ser reutilzados al momento de configurarlos en una aplicación.</text:p>
      <text:p text:style-name="P16"/>
      <text:p text:style-name="P16"><text:span text:style-name="T2">Diseño de las aplicaciones</text:span>: </text:p>
      <text:p text:style-name="P16"/>
      <text:p text:style-name="P17"><text:span text:style-name="T2">Noticias</text:span>+: <text:span text:style-name="T4">el propósito de esta aplicación es permitir al usuario visualizar y guardar noticias actuales de diferentes temas</text:span></text:p>
      <text:p text:style-name="P16"/>
      <text:p text:style-name="P17"><text:span text:style-name="T2">Eventos</text:span>+: <text:span text:style-name="T4">Este producto está destinado para eventos o conferencias de caracter nacional e internacional. El principal objetivo es organizar la información de tal forma que le permita <text:s/>al usuario obtener el mayor beneficio de su asistencia, es decir, que le permita planificar su tiempo para que pueda participar en las exposiciones y actividades que desee.</text:span></text:p>
      <text:p text:style-name="P16"/>
      <text:p text:style-name="P17"><text:span text:style-name="T2">Digitel</text:span>: <text:span text:style-name="T4">Es un producto desarrollado específicamente para la empresa venezolana de telecomunicaciones Digitel. <text:s/>El propósito de la aplicación es permitir a los clientes de Digitel realizar consultas, cambiar de plan, modificar sus servicios, realizar pagos, y más. <text:s/>Básicamente busca que sus clientes puedan gestionar toda su cuenta a través de la aplicación.</text:span></text:p>
      <text:p text:style-name="P16"/>
      <text:p text:style-name="P17"><text:span text:style-name="T2">Banca+ Móvil</text:span>: <text:span text:style-name="T4">Este producto está destinado al sector bancario, el objetivo es desarrollar un producto general que pueda ser instanciado para distintos clientes. Se aspira a que se puedan generar distintas aplicaciones donde la interfaz cumpla con los requerimientos de cada cliente pero que la lógica de la aplicación no varíe entre cada instanciación, o mejor dicho que varíe según los parámetros de configuración establecidos tanto para la aplicación como para los componentes.</text:span></text:p>
      <text:p text:style-name="P17"/>
      <text:p text:style-name="P12">Construcción</text:p>
      <text:p text:style-name="P12"/>
      <text:p text:style-name="P17"><text:span text:style-name="T2">Noticias</text:span>+: <text:span text:style-name="T4">El desarrollo de esta aplicación no presentó mayores dificultades, el único reto fue lograr la persistencia de los datos relacionados a las noticias seleccionadas por el usuario. Para lograr esta funcionalidad, se importó un módulo de AngularJS que permite almacenar datos directamente en el explorador. Este módulo hace uso directo del \textit{Local Storage} definido en HTML5, que permite de forma amplia, sencilla y rápida almacenar información</text:span></text:p>
      <text:p text:style-name="P17"/>
      <text:p text:style-name="P17"><text:span text:style-name="T2">Eventos</text:span>+: <text:span text:style-name="T4">La aplicación Eventos+, presentó algunas dificultades que no se presentaron en el desarrollo de Noticias+, principalmente hubo que manejar el caché de la aplicación para mejorar el rendimiento, tambien se tuvo que trabajar la navegación de la aplicación por ser de mayor complejidad, esto se logró a través del uso de ciertos servicios definidos en Ionic. <text:s/>Por último, como se puede observar, visualmente es una aplicación mucho más avanzada que Noticias+, esto se logró a través del uso de reglas de estilo de mayor complejidad.</text:span></text:p>
      <text:p text:style-name="P17"/>
      <text:p text:style-name="P17"><text:span text:style-name="T2">Digitel</text:span>: <text:span text:style-name="T4">En primer lugar se diseñó la estructura de la aplicación de acorde a los requerimientos funcionales del cliente. <text:s/>Se analizaron dos posibles arquitecturas.</text:span></text:p>
      <text:p text:style-name="P18"/>
      <text:p text:style-name="P18">Digitel cuenta con dos grandes grupos de usuarios, clasificados como prepago o postpago. La aplicación es practicamente igual para ambos usuarios, sin embargo, tiene algunas diferencias en uno de los módulos. </text:p>
      <text:p text:style-name="P18"/>
      <text:p text:style-name="P18">La primera arquitectura se orientaba a corto plazo ya que consideraba cuatro módulos (Autenticación, Dashboard, Menú y Pago), la principal ventaja de esta arquitectura era que reducía el archivo de <text:soft-page-break/>configuración (metadatos) de la aplicación debido a que consideraba a los usuario prepago y postpago como un usuario único. <text:s/>La variación en el comportamiento de la aplicación se lograba a través de la parametrización condicional de los componentes dependiendo del tipo de usuario. Una gran desventaja de esta arquitectura es que si surgen nuevos requerimientos para una nueva versión de la aplicación donde la experiencia cambie significativamente por el tipo de usuario, se tendrá que rediseñar y modificar la estructura de la aplicación. </text:p>
      <text:p text:style-name="P18"/>
      <text:p text:style-name="P18">La segunda opción se orientaba a largo plazo, ya que había una clara distinción entre los dos tipos de usuarios. <text:s/>La arquitectura consideraba cinco módulos (Autenticación, Dashboard prepago, Dashboard postpago, Menú y Pago), la principal ventaja es que al tener un módulo para cada tipo de usuario, se pueden modificar cualquiera de los módulos sin alterar el otro. <text:s/>La principal desventaja es que aumentan la cantidad de líneas de código del archivo de configuración y que se repite código debido a que los dos módulos son muy similares en la primera versión de la aplicación.</text:p>
      <text:p text:style-name="P18"/>
      <text:p text:style-name="P18">Finalmente, después de discutir las ventajas y desventajas entre las dos posibles opciones con el equipo de desarrollo y el gerente de proyecto, se decidió optar por la segunda opción ya que la empresa considera que la relación con el cliente será a largo plazo y que para el futuro es muy probable que se incluyan nuevas funcionalidades en la aplicación.</text:p>
      <text:p text:style-name="P18"/>
      <text:p text:style-name="P18">*** Dar detalles sobre los problemas y retos ***</text:p>
      <text:p text:style-name="P18"/>
      <text:p text:style-name="P17"><text:span text:style-name="T2">Banca+ Móvil</text:span>: <text:span text:style-name="T4">Toda aplicación construída con Kiraso generalmente cuenta con distintos componentes, los componentes lógicos son aquellos que tienen un controlador y su respectiva vista. <text:s/>Con el desarrollo en base a plantillas, se definen otros archivos que contienen código HTML, estos archivos se encuentran en una ubicación específica del proyecto, las vistas de los componentes cargan estos archivos y lo incorporan en su propio código HTML. <text:s/>La idea es que los desarrolladores al momento de instanciar la aplicación únicamente tengan que modificar estos pequeños archivos o plantillas que son reutilizadas en toda la aplicación. <text:s text:c="2"/>Con este diseño, se reduce notablemente el código HTML de la vista de cada componente y se puede aprovechar toda la lógica desarrollada en los controladores.</text:span></text:p>
      <text:p text:style-name="P18"/>
      <text:p text:style-name="P18">Uno de los principales retos encontrados en la primera fase del producto fué el manejo de la situación cuando expiraba la sesión del usuario. <text:s/>En Digitel tambien se tuvo esta dificultad, sin embargo, el contexto era diferente por lo que la misma solución no podía ser aplicada en este caso. <text:s/>Al tratarse de una aplicación bancaria, se debía maximizar la seguridad tanto en la capa de aplicación como en la capa de integración. <text:s/>Al momento del desarrollo del producto, el \textit{backend} retornaba un tiempo de sesión que activaba un temporizador interno en la aplicación, cada vez que se realizaba una solicitud HTTP, se reiniciaba el temporizador, en caso de que hubiese expirado el tiempo de sesión, la aplicación emitía un mensaje emergente y realizaba una solicitud para cerrar la sesión activa. <text:s/>Por seguridad, el \textit{backend} realizaba sus propias verificaciones para asegurarse de eliminar la sesión del usuario al pasar el límite de tiempo. Para lograr el comportamiento deseado en la capa de aplicación, similar que en Digitel, se desarrollaron funciones e interceptores HTTP que se encargaban de reiniciar el tiempo y de manejar la expiración de la sesión del usuario según sea el caso correspondiente. </text:p>
      <text:p text:style-name="P18"/>
      <text:p text:style-name="P18">Otro reto era lograr un manejo efectivo del estilo de la interfaz de la aplicación. Al tratarse de un producto genérico, se debía estructurar el estilo de toda la aplicación de forma que resultara sencillo y rápido modificar la interfaz de usuario. <text:s/>Para lograr este objetivo, se estructuraron las hojas de estilo de la aplicación de forma que se reutilizaran las clases (de CSS) definidas en toda la aplicación, tambien se creó una plantilla o archivo de variables que permite modificar toda la interfaz de usuario, con el propósito de que el desarrollador tenga que hacer muy pocos cambios específicos para ajustar la <text:soft-page-break/>interfaz de acuerdo a los requerimientos del cliente.</text:p>
      <text:p text:style-name="P18"/>
      <text:p text:style-name="P18"><text:span text:style-name="T2">Transicion</text:span>: La fase de transición fué llevada a cabo únicamente en la aplicación de Digitel debido a que la fecha de salida a producción era próxima al período de finalización de la pasantía. </text:p>
      <text:p text:style-name="P18"/>
      <text:p text:style-name="P18">El equipo de calidad de Synergy-GB realizó numerosas pruebas integrales y funcionales sobre la aplicación de Digitel. <text:s text:c="2"/>En total se diseñaron y ejecutaron 184 pruebas sobre la aplicación.</text:p>
      <text:p text:style-name="P18"/>
      <text:p text:style-name="P18">La aplicación salió al mercado para Android el 22 de enero del 2016.</text:p>
      <text:p text:style-name="P18"/>
      <text:p text:style-name="P18"><text:span text:style-name="T2">Conclusiones y recomendaciones</text:span>: </text:p>
      <text:p text:style-name="P18"/>
      <text:p text:style-name="P18">Uno de los paradigmas presentados antes de iniciar el proyecto, trataba sobre las diferencias entre las aplicaciones móviles nativas y las aplicaciones móviles híbridas basadas en tecnologías web. Actualmente se sabe que las aplicaciones móviles nativas son superiores en cuanto al desempeño se refiere ya que son desarrolladas directamente en el lenguaje del sistema operativo correspondiente. Si bien esto es cierto, las tecnologías web ofrecen una alternativa que reducen el tiempo de desarrollo, y generalmente el producto final es completamente viable. Ambos tipos de desarrollo tienen sus pros y sus contras, y ciertamente al final es decisión del cliente que tipo de aplicación prefiere. <text:s/>Lo importante es que existen ciertos factores que pueden ayudar a decidir entre ambas soluciones, entre algunos de estos se encuentran el tiempo de desarrollo, el desempeño, el mantenimiento, el costo y la experiencia de usuario deseada. <text:s/>Dependiendo de la importancia de cada uno de estos factores, se puede decidir entre una solución nativa o una solución hibrida.</text:p>
      <text:p text:style-name="P18"/>
      <text:p text:style-name="P18">Para el desarrollo de las aplicaciones se utilizaron diversas herramientas como AngularJS, Ionic y Kiraso basadas en JavaScript. Así como los patrones de diseño inyección de dependencias, patrón interceptor y patrón observador. El aprendizaje de lo antes mencionado durante el proyecto de pasantía, resultó en una experiencia enriquecedora que permitió aumentar las destrezas del desarrollador. </text:p>
      <text:p text:style-name="P18"/>
      <text:p text:style-name="P18">Al finalizar el periodo de 20 semanas establecido para el desarrollo de la pasantía se culminó un desarrollo que cubre todos los objetivos planteados en el plan de trabajo. De esta forma las aplicaciones implementadas aprovechan las ventajas que otorgan las herramientas utilizadas, obteniendo una desarrollo final mantenible. </text:p>
      <text:p text:style-name="P18"/>
      <text:p text:style-name="P18">Kiraso es una herramienta que ofrece ventajas tanto a Synergy-GB como a sus clientes por la forma en que estructura las aplicaciones, busca guiar a los desarrolladores a trabajar de una forma tal que los productos desarrollados sean mantenibles. <text:s/>Por lo tanto se recomienda continuar trabajando y desarrollando esta herramienta de forma que se continúe refinando y mejorando.</text:p>
      <text:p text:style-name="P18"/>
      <text:p text:style-name="P18">Otra recomendación fundamental es, dado que el desarrollo de Banca+ Móvil no ha sido finalizado totalmente, que se continúe la misma línea de implementación debido a que la arquitectura de la aplicación fue diseñada para que el producto pudiese ser instanciado fácilmente en distintos clientes.</text:p>
      <text:p text:style-name="P18"/>
      <text:p text:style-name="P18">Por último se recomienda que se continúen realizando pruebas exhaustivas que garanticen la calidad de las soluciónes desarrolladas, incluyendo pruebas automatizadas funcionales e integrales.</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Alberto</meta:initial-creator>
    <meta:creation-date>2016-03-01T21:57:57.027790819</meta:creation-date>
    <dc:date>2016-03-03T17:40:45.709797543</dc:date>
    <dc:creator>Luis Alberto</dc:creator>
    <meta:editing-duration>PT1H31M22S</meta:editing-duration>
    <meta:editing-cycles>8</meta:editing-cycles>
    <meta:generator>LibreOffice/4.2.8.2$Linux_x86 LibreOffice_project/420m0$Build-2</meta:generator>
    <meta:document-statistic meta:table-count="0" meta:image-count="0" meta:object-count="0" meta:page-count="7" meta:paragraph-count="87" meta:word-count="3371" meta:character-count="22112" meta:non-whitespace-character-count="18769"/>
  </office:meta>
</office:document-meta>
</file>